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20-10-2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9-06-2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7-09-2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5-02-23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5-01-30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4-12-29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4-12-01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4-10-3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4-10-15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4-08-1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4-07-31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4-05-22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4-04-25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4-03-27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4-03-07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4-01-02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3-11-22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3-10-25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3-09-25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3-08-26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3-07-17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3-06-25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3-05-1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2-12-07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2-11-21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2-09-27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2-04-03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2-02-22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2-01-1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1-10-12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1-08-01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1-05-18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1-03-14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1-01-06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0-10-13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0-09-01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0-07-27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0-06-0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0-04-28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10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09-10-07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19322601</text:p>
          </table:table-cell>
          <table:table-cell office:value-type="string" calcext:value-type="string">
            <text:p>2009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